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/>
    </style:style>
    <style:style style:name="P2" style:family="paragraph" style:parent-style-name="Standard">
      <style:text-properties style:font-name="Chandas" officeooo:rsid="00164ac4" officeooo:paragraph-rsid="00164ac4"/>
    </style:style>
    <style:style style:name="P3" style:family="paragraph" style:parent-style-name="Standard">
      <style:text-properties style:font-name="Chandas" officeooo:rsid="00164ac4" officeooo:paragraph-rsid="001be675"/>
    </style:style>
    <style:style style:name="P4" style:family="paragraph" style:parent-style-name="Standard">
      <style:text-properties style:font-name="Chandas" officeooo:rsid="00164ac4" officeooo:paragraph-rsid="001e4900"/>
    </style:style>
    <style:style style:name="P5" style:family="paragraph" style:parent-style-name="Standard">
      <style:text-properties style:font-name="Chandas" officeooo:rsid="00164ac4" officeooo:paragraph-rsid="003657ea"/>
    </style:style>
    <style:style style:name="P6" style:family="paragraph" style:parent-style-name="Standard">
      <style:text-properties style:font-name="Chandas" officeooo:paragraph-rsid="00164ac4"/>
    </style:style>
    <style:style style:name="P7" style:family="paragraph" style:parent-style-name="Standard">
      <style:text-properties style:font-name="Chandas" officeooo:rsid="00173b69" officeooo:paragraph-rsid="00173b69"/>
    </style:style>
    <style:style style:name="P8" style:family="paragraph" style:parent-style-name="Standard">
      <style:text-properties style:font-name="Chandas" officeooo:rsid="00173b69" officeooo:paragraph-rsid="001be675"/>
    </style:style>
    <style:style style:name="P9" style:family="paragraph" style:parent-style-name="Standard">
      <style:text-properties style:font-name="Chandas" officeooo:rsid="001be675" officeooo:paragraph-rsid="001be675"/>
    </style:style>
    <style:style style:name="P10" style:family="paragraph" style:parent-style-name="Standard">
      <style:text-properties style:font-name="Chandas" fo:font-weight="normal" officeooo:rsid="001be675" officeooo:paragraph-rsid="001be675" style:font-weight-asian="normal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Chandas" officeooo:rsid="00255e32" officeooo:paragraph-rsid="0032fb1c"/>
    </style:style>
    <style:style style:name="P12" style:family="paragraph" style:parent-style-name="Standard">
      <style:text-properties style:font-name="Chandas" officeooo:rsid="00255e32" officeooo:paragraph-rsid="0032fb1c"/>
    </style:style>
    <style:style style:name="P13" style:family="paragraph" style:parent-style-name="Standard">
      <style:text-properties style:font-name="Chandas" officeooo:rsid="003647e9"/>
    </style:style>
    <style:style style:name="P14" style:family="paragraph" style:parent-style-name="Standard">
      <style:text-properties style:font-name="Chandas" officeooo:paragraph-rsid="0032fb1c"/>
    </style:style>
    <style:style style:name="P15" style:family="paragraph" style:parent-style-name="Standard">
      <style:text-properties officeooo:paragraph-rsid="00164ac4"/>
    </style:style>
    <style:style style:name="P16" style:family="paragraph" style:parent-style-name="Standard">
      <style:text-properties style:text-line-through-style="none" style:text-line-through-type="none" style:font-name="Chandas" officeooo:rsid="003647e9" officeooo:paragraph-rsid="003647e9"/>
    </style:style>
    <style:style style:name="P17" style:family="paragraph" style:parent-style-name="Standard">
      <style:text-properties officeooo:paragraph-rsid="003657ea"/>
    </style:style>
    <style:style style:name="P18" style:family="paragraph" style:parent-style-name="Standard">
      <style:paragraph-properties fo:break-before="page"/>
      <style:text-properties style:font-name="Chandas" officeooo:rsid="00164ac4" officeooo:paragraph-rsid="001be675"/>
    </style:style>
    <style:style style:name="P19" style:family="paragraph" style:parent-style-name="Preformatted_20_Text">
      <style:paragraph-properties fo:margin-top="0in" fo:margin-bottom="0.1965in" loext:contextual-spacing="false"/>
      <style:text-properties style:font-name="Chandas" officeooo:rsid="003647e9" officeooo:paragraph-rsid="0039826f"/>
    </style:style>
    <style:style style:name="P20" style:family="paragraph" style:parent-style-name="Preformatted_20_Text">
      <style:paragraph-properties fo:margin-top="0in" fo:margin-bottom="0.1965in" loext:contextual-spacing="false"/>
      <style:text-properties officeooo:paragraph-rsid="0039826f"/>
    </style:style>
    <style:style style:name="P21" style:family="paragraph" style:parent-style-name="Standard">
      <style:text-properties style:font-name="Chandas"/>
    </style:style>
    <style:style style:name="T1" style:family="text">
      <style:text-properties officeooo:rsid="00164ac4"/>
    </style:style>
    <style:style style:name="T2" style:family="text">
      <style:text-properties style:font-name="Chandas" officeooo:rsid="00164ac4"/>
    </style:style>
    <style:style style:name="T3" style:family="text">
      <style:text-properties style:font-name="Chandas" officeooo:rsid="00173b69"/>
    </style:style>
    <style:style style:name="T4" style:family="text">
      <style:text-properties fo:color="#808080" style:font-name="Droid Sans Mono" fo:font-size="10.5pt" fo:font-weight="normal" fo:background-color="#1e1e1e" loext:char-shading-value="0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9cdcfe" style:font-name="Droid Sans Mono" fo:font-size="10.5pt" fo:font-weight="normal" fo:background-color="#1e1e1e" loext:char-shading-value="0"/>
    </style:style>
    <style:style style:name="T8" style:family="text">
      <style:text-properties fo:color="#ce9178" style:font-name="Droid Sans Mono" fo:font-size="10.5pt" fo:font-weight="normal" fo:background-color="#1e1e1e" loext:char-shading-value="0"/>
    </style:style>
    <style:style style:name="T9" style:family="text">
      <style:text-properties fo:color="#ce9178" style:font-name="Droid Sans Mono" fo:font-size="10.5pt" fo:font-weight="normal" officeooo:rsid="0021e484" fo:background-color="#1e1e1e" loext:char-shading-value="0"/>
    </style:style>
    <style:style style:name="T10" style:family="text">
      <style:text-properties officeooo:rsid="001be675"/>
    </style:style>
    <style:style style:name="T11" style:family="text">
      <style:text-properties officeooo:rsid="001d912f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rt MY_ROBOT=mp_400</text:p>
      <text:p text:style-name="P1">export MAP_NAME=neo_workshop</text:p>
      <text:p text:style-name="P1">ros2 launch neo_simulation2 simulation.launch.py</text:p>
      <text:p text:style-name="P1"/>
      <text:p text:style-name="P13"/>
      <text:p text:style-name="P20">export MY_ROBOT=mp_<text:span text:style-name="T11">4</text:span>00</text:p>
      <text:p text:style-name="P20"><text:span text:style-name="Source_20_Text"><text:span text:style-name="T12">export MAP_NAME=neo_workshop</text:span></text:span></text:p>
      <text:p text:style-name="P19">ros2 launch neo_simulation2 navigation.launch.py</text:p>
      <text:p text:style-name="P16">-----------------------------------------------------------------------------------------------------------------</text:p>
      <text:p text:style-name="P11">colcon build --symlink-install </text:p>
      <text:p text:style-name="P12">. install/setup.bash</text:p>
      <text:p text:style-name="P14"/>
      <text:p text:style-name="P7">________________________________________________________________________________</text:p>
      <text:p text:style-name="P2">edit position robot spawn </text:p>
      <text:p text:style-name="P6"><text:span text:style-name="T1">edit @ </text:span>~/neobotix_workspace/src/neo_simulation2/robots/mp_400</text:p>
      <text:p text:style-name="P2">file mp_400.urdf</text:p>
      <text:p text:style-name="P6"><text:span text:style-name="T1">line 85 : </text:span><text:span text:style-name="T4">&lt;</text:span><text:span text:style-name="T5">origin</text:span><text:span text:style-name="T6"> </text:span><text:span text:style-name="T7">rpy</text:span><text:span text:style-name="T6">=</text:span><text:span text:style-name="T8">"</text:span><text:span text:style-name="T9">0 0</text:span><text:span text:style-name="T8"> </text:span><text:span text:style-name="T9">0</text:span><text:span text:style-name="T8">"</text:span><text:span text:style-name="T6"> </text:span><text:span text:style-name="T7">xyz</text:span><text:span text:style-name="T6">=</text:span><text:span text:style-name="T8">"0 0 0"</text:span><text:span text:style-name="T4">/&gt;</text:span></text:p>
      <text:p text:style-name="P15"><text:span text:style-name="T2">………………………………… </text:span><text:span text:style-name="T3">command in terminal </text:span><text:span text:style-name="T2">……………………………………</text:span></text:p>
      <text:p text:style-name="P2">cd ~/neobotix_workspace/src/neo_simulation2/robots/mp_400</text:p>
      <text:p text:style-name="P4">code mp_400.urdf</text:p>
      <text:p text:style-name="P4">________________________________________________________________________________</text:p>
      <text:p text:style-name="P18">________________________________________________________________________________</text:p>
      <text:p text:style-name="P3">edit <text:span text:style-name="T10">don’t run rviz with simulation</text:span></text:p>
      <text:p text:style-name="P3">edit @ ~/neobotix_workspace/src/neo_simulation2/launch</text:p>
      <text:p text:style-name="P3">file simulation.launch.py</text:p>
      <text:p text:style-name="P9">line 74</text:p>
      <text:p text:style-name="P10">*** before edit → </text:p>
      <text:p text:style-name="P9">return LaunchDescription([spawn_entity, start_robot_state_publisher_cmd, teleop, gazebo , rviz])</text:p>
      <text:p text:style-name="P9">*** after edit → </text:p>
      <text:p text:style-name="P9">return LaunchDescription([spawn_entity, start_robot_state_publisher_cmd, gazebo])</text:p>
      <text:p text:style-name="P17"><text:span text:style-name="T2">………………………………… </text:span><text:span text:style-name="T3">command in terminal </text:span><text:span text:style-name="T2">……………………………………</text:span></text:p>
      <text:p text:style-name="P5">cd ~/neobotix_workspace/src/neo_simulation2/launch</text:p>
      <text:p text:style-name="P5">code simulation.launch.py</text:p>
      <text:p text:style-name="P8">________________________________________________________________________________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0T03:51:15.431670480</meta:creation-date>
    <dc:date>2023-02-18T21:13:44.977627853</dc:date>
    <meta:editing-duration>PT5H43M22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96" meta:character-count="1403" meta:non-whitespace-character-count="1335"/>
  </office:meta>
</office:document-meta>
</file>